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7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2.5833in"/>
    </style:style>
    <style:style style:family="table-column" style:name="rststyle-rststyle-table-1.B">
      <style:table-column-properties style:column-width="4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office:value-type="string" table:style-name="rststyle-rststyle-table-1.A1">
                <text:p text:style-name="Table_20_Heading">Parametre</text:p>
              </table:table-cell>
              <table:table-cell office:value-type="string" table:style-name="rststyle-rststyle-table-1.A1">
                <text:p text:style-name="Table_20_Heading">Anlamı</text:p>
              </table:table-cell>
            </table:table-row>
          </table:table-header-rows>
          <table:table-row>
            <table:table-cell office:value-type="string" table:style-name="rststyle-rststyle-table-1.A1">
              <text:p text:style-name="rststyle-textbody">-boot d</text:p>
            </table:table-cell>
            <table:table-cell office:value-type="string" table:style-name="rststyle-rststyle-table-1.A1">
              <text:p text:style-name="rststyle-textbody">cdrom ile başlat</text:p>
            </table:table-cell>
          </table:table-row>
          <table:table-row>
            <table:table-cell office:value-type="string" table:style-name="rststyle-rststyle-table-1.A1">
              <text:p text:style-name="rststyle-textbody">-boot c</text:p>
            </table:table-cell>
            <table:table-cell office:value-type="string" table:style-name="rststyle-rststyle-table-1.A1">
              <text:p text:style-name="rststyle-textbody">hdd ile başlat</text:p>
            </table:table-cell>
          </table:table-row>
          <table:table-row>
            <table:table-cell office:value-type="string" table:style-name="rststyle-rststyle-table-1.A1">
              <text:p text:style-name="rststyle-textbody">-m 3G</text:p>
            </table:table-cell>
            <table:table-cell office:value-type="string" table:style-name="rststyle-rststyle-table-1.A1">
              <text:p text:style-name="rststyle-textbody">3gb ram kullan</text:p>
            </table:table-cell>
          </table:table-row>
          <table:table-row>
            <table:table-cell office:value-type="string" table:style-name="rststyle-rststyle-table-1.A1">
              <text:p text:style-name="rststyle-textbody">--enable-kvm</text:p>
            </table:table-cell>
            <table:table-cell office:value-type="string" table:style-name="rststyle-rststyle-table-1.A1">
              <text:p text:style-name="rststyle-textbody">KVM etkinleştir</text:p>
            </table:table-cell>
          </table:table-row>
          <table:table-row>
            <table:table-cell office:value-type="string" table:style-name="rststyle-rststyle-table-1.A1">
              <text:p text:style-name="rststyle-textbody">-cdrom xx</text:p>
            </table:table-cell>
            <table:table-cell office:value-type="string" table:style-name="rststyle-rststyle-table-1.A1">
              <text:p text:style-name="rststyle-textbody">iso dosyasını cdrom olarak ayarla</text:p>
            </table:table-cell>
          </table:table-row>
          <table:table-row>
            <table:table-cell office:value-type="string" table:style-name="rststyle-rststyle-table-1.A1">
              <text:p text:style-name="rststyle-textbody">-hda xx</text:p>
            </table:table-cell>
            <table:table-cell office:value-type="string" table:style-name="rststyle-rststyle-table-1.A1">
              <text:p text:style-name="rststyle-textbody">bir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b xx</text:p>
            </table:table-cell>
            <table:table-cell office:value-type="string" table:style-name="rststyle-rststyle-table-1.A1">
              <text:p text:style-name="rststyle-textbody">ik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c xx</text:p>
            </table:table-cell>
            <table:table-cell office:value-type="string" table:style-name="rststyle-rststyle-table-1.A1">
              <text:p text:style-name="rststyle-textbody">üçüncü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d xx</text:p>
            </table:table-cell>
            <table:table-cell office:value-type="string" table:style-name="rststyle-rststyle-table-1.A1">
              <text:p text:style-name="rststyle-textbody">dördüncü disk imajı</text:p>
            </table:table-cell>
          </table:table-row>
          <table:table-row>
            <table:table-cell office:value-type="string" table:style-name="rststyle-rststyle-table-1.A1">
              <text:p text:style-name="rststyle-textbody">-cpu host</text:p>
            </table:table-cell>
            <table:table-cell office:value-type="string" table:style-name="rststyle-rststyle-table-1.A1">
              <text:p text:style-name="rststyle-textbody">yerel makinadın işlemci ismini sanal makinada kullan</text:p>
            </table:table-cell>
          </table:table-row>
          <table:table-row>
            <table:table-cell office:value-type="string" table:style-name="rststyle-rststyle-table-1.A1">
              <text:p text:style-name="rststyle-textbody">-smp cores=2</text:p>
            </table:table-cell>
            <table:table-cell office:value-type="string" table:style-name="rststyle-rststyle-table-1.A1">
              <text:p text:style-name="rststyle-textbody">çift çekirdek kullan</text:p>
            </table:table-cell>
          </table:table-row>
          <table:table-row>
            <table:table-cell office:value-type="string" table:style-name="rststyle-rststyle-table-1.A1">
              <text:p text:style-name="rststyle-textbody">-vga cirrus</text:p>
            </table:table-cell>
            <table:table-cell office:value-type="string" table:style-name="rststyle-rststyle-table-1.A1">
              <text:p text:style-name="rststyle-textbody">ekran kartı olarak cirrus göster</text:p>
            </table:table-cell>
          </table:table-row>
          <table:table-row>
            <table:table-cell office:value-type="string" table:style-name="rststyle-rststyle-table-1.A1">
              <text:p text:style-name="rststyle-textbody">-vga vmware</text:p>
            </table:table-cell>
            <table:table-cell office:value-type="string" table:style-name="rststyle-rststyle-table-1.A1">
              <text:p text:style-name="rststyle-textbody">ekran kartı olarak vmware göster</text:p>
            </table:table-cell>
          </table:table-row>
          <table:table-row>
            <table:table-cell office:value-type="string" table:style-name="rststyle-rststyle-table-1.A1">
              <text:p text:style-name="rststyle-textbody">-display vnc:0</text:p>
            </table:table-cell>
            <table:table-cell office:value-type="string" table:style-name="rststyle-rststyle-table-1.A1">
              <text:p text:style-name="rststyle-textbody">görüntüyü vnc üzerinden al (5900 portundan)</text:p>
            </table:table-cell>
          </table:table-row>
          <table:table-row>
            <table:table-cell office:value-type="string" table:style-name="rststyle-rststyle-table-1.A1">
              <text:p text:style-name="rststyle-textbody">-soundhw ac97</text:p>
            </table:table-cell>
            <table:table-cell office:value-type="string" table:style-name="rststyle-rststyle-table-1.A1">
              <text:p text:style-name="rststyle-textbody">ses kartı olarak ac97 ekle</text:p>
            </table:table-cell>
          </table:table-row>
          <table:table-row>
            <table:table-cell office:value-type="string" table:style-name="rststyle-rststyle-table-1.A1">
              <text:p text:style-name="rststyle-textbody">-nic user,hostfwd=tcp::2222-:22</text:p>
            </table:table-cell>
            <table:table-cell office:value-type="string" table:style-name="rststyle-rststyle-table-1.A1">
              <text:p text:style-name="rststyle-textbody">Sanal makinadaki 22 portunu hostun 2222 portuna yönlendir</text:p>
            </table:table-cell>
          </table:table-row>
          <table:table-row>
            <table:table-cell office:value-type="string" table:style-name="rststyle-rststyle-table-1.A1">
              <text:p text:style-name="rststyle-textbody">-bios /usr/share/ovmf/OVMF.fd</text:p>
            </table:table-cell>
            <table:table-cell office:value-type="string" table:style-name="rststyle-rststyle-table-1.A1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6</meta:creation-date>
    <dc:creator>root</dc:creator>
    <dc:date>2021-07-07T01:02:16</dc:date>
    <dc:language>en-US</dc:language>
    <meta:editing-cycles>1</meta:editing-cycles>
    <meta:editing-duration>PT00M01S</meta:editing-duration>
    <dc:title>Qemu-KVM Kullanımı</dc:title>
  </office:meta>
</office:document-meta>
</file>